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5in"/>
    </style:style>
    <style:style style:name="Table1" style:family="table" style:master-page-name="MP0">
      <style:table-properties style:width="6.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" style:parent-style-name="Normal" style:family="paragraph">
      <style:paragraph-properties fo:break-before="page" fo:margin-bottom="0in" fo:line-height="100%"/>
    </style:style>
    <style:style style:name="T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P7" style:parent-style-name="Normal" style:family="paragraph">
      <style:paragraph-properties fo:margin-bottom="0in" fo:line-height="100%"/>
    </style:style>
    <style:style style:name="T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9" style:family="table-row">
      <style:table-row-properties style:min-row-height="0.3527in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ableRow14" style:family="table-row">
      <style:table-row-properties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margin-bottom="0in" fo:line-height="100%"/>
    </style:style>
    <style:style style:name="T17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18" style:parent-style-name="Normal" style:family="paragraph">
      <style:paragraph-properties fo:margin-bottom="0in" fo:line-height="100%" fo:background-color="#FFFFFE"/>
    </style:style>
    <style:style style:name="T19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20" style:parent-style-name="Normal" style:family="paragraph">
      <style:paragraph-properties fo:margin-bottom="0in" fo:line-height="100%" fo:background-color="#FFFFFE"/>
    </style:style>
    <style:style style:name="T21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2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23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24" style:parent-style-name="Normal" style:family="paragraph">
      <style:paragraph-properties fo:margin-bottom="0in" fo:line-height="100%" fo:background-color="#FFFFFE"/>
    </style:style>
    <style:style style:name="T25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6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27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28" style:parent-style-name="Normal" style:family="paragraph">
      <style:paragraph-properties fo:margin-bottom="0in" fo:line-height="100%" fo:background-color="#FFFFFE"/>
    </style:style>
    <style:style style:name="T29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30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31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32" style:parent-style-name="Normal" style:family="paragraph">
      <style:paragraph-properties fo:margin-bottom="0in" fo:line-height="100%" fo:background-color="#FFFFFE"/>
    </style:style>
    <style:style style:name="T33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34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35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3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37" style:parent-style-name="Normal" style:family="paragraph">
      <style:paragraph-properties fo:margin-bottom="0in" fo:line-height="100%" fo:background-color="#FFFFFE"/>
    </style:style>
    <style:style style:name="T3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39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4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41" style:parent-style-name="Normal" style:family="paragraph">
      <style:paragraph-properties fo:margin-bottom="0in" fo:line-height="100%" fo:background-color="#FFFFFE"/>
    </style:style>
    <style:style style:name="T4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43" style:parent-style-name="Normal" style:family="paragraph">
      <style:paragraph-properties fo:margin-bottom="0in" fo:line-height="100%" fo:background-color="#FFFFFE"/>
    </style:style>
    <style:style style:name="T4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45" style:parent-style-name="Normal" style:family="paragraph">
      <style:paragraph-properties fo:margin-bottom="0in" fo:line-height="100%" fo:background-color="#FFFFFE"/>
    </style:style>
    <style:style style:name="T4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47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4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49" style:parent-style-name="Normal" style:family="paragraph">
      <style:paragraph-properties fo:margin-bottom="0in" fo:line-height="100%" fo:background-color="#FFFFFE"/>
    </style:style>
    <style:style style:name="T5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51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52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53" style:parent-style-name="Normal" style:family="paragraph">
      <style:paragraph-properties fo:margin-bottom="0in" fo:line-height="100%" fo:background-color="#FFFFFE"/>
    </style:style>
    <style:style style:name="T54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55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56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57" style:parent-style-name="Normal" style:family="paragraph">
      <style:paragraph-properties fo:margin-bottom="0in" fo:line-height="100%" fo:background-color="#FFFFFE"/>
    </style:style>
    <style:style style:name="T58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59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6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61" style:parent-style-name="Normal" style:family="paragraph">
      <style:paragraph-properties fo:margin-bottom="0in" fo:line-height="100%" fo:background-color="#FFFFFE"/>
    </style:style>
    <style:style style:name="T6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63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6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65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66" style:parent-style-name="Hyperlink" style:family="text">
      <style:text-properties style:font-name="Consolas" style:font-name-asian="Times New Roman" fo:font-size="9pt" style:font-size-asian="9pt" style:font-size-complex="9pt" fo:language="en" fo:country="US" style:language-asian="pt" style:country-asian="PT"/>
    </style:style>
    <style:style style:name="T67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68" style:parent-style-name="Normal" style:family="paragraph">
      <style:paragraph-properties fo:margin-bottom="0in" fo:line-height="100%" fo:background-color="#FFFFFE"/>
    </style:style>
    <style:style style:name="T69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70" style:parent-style-name="Normal" style:family="paragraph">
      <style:paragraph-properties fo:margin-bottom="0in" fo:line-height="100%"/>
    </style:style>
    <style:style style:name="T71" style:parent-style-name="Fonteparág.padrão" style:family="text">
      <style:text-properties style:font-name="Arial" style:font-name-asian="Times New Roman" style:font-name-complex="Arial" fo:color="#000000" fo:language="en" fo:country="US" style:language-asian="pt" style:country-asian="PT"/>
    </style:style>
    <style:style style:name="T7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7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olumn76" style:family="table-column">
      <style:table-column-properties style:column-width="6.5in"/>
    </style:style>
    <style:style style:name="Table75" style:family="table">
      <style:table-properties style:width="6.5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margin-bottom="0in" fo:line-height="100%"/>
    </style:style>
    <style:style style:name="T8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P81" style:parent-style-name="Normal" style:family="paragraph">
      <style:paragraph-properties fo:margin-bottom="0in" fo:line-height="100%"/>
    </style:style>
    <style:style style:name="T8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83" style:family="table-row">
      <style:table-row-properties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margin-bottom="0in" fo:line-height="100%"/>
    </style:style>
    <style:style style:name="T86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87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8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ableRow89" style:family="table-row">
      <style:table-row-properties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margin-bottom="0in" fo:line-height="100%"/>
    </style:style>
    <style:style style:name="T9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93" style:parent-style-name="Normal" style:family="paragraph">
      <style:paragraph-properties fo:margin-bottom="0in" fo:line-height="100%"/>
    </style:style>
    <style:style style:name="T94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95" style:family="table-row">
      <style:table-row-properties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margin-bottom="0in" fo:line-height="100%"/>
    </style:style>
    <style:style style:name="T9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99" style:parent-style-name="Normal" style:family="paragraph">
      <style:paragraph-properties fo:margin-bottom="0in" fo:line-height="100%" fo:background-color="#FFFFFE"/>
    </style:style>
    <style:style style:name="T100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101" style:parent-style-name="Normal" style:family="paragraph">
      <style:paragraph-properties fo:margin-bottom="0in" fo:line-height="100%" fo:background-color="#FFFFFE"/>
    </style:style>
    <style:style style:name="T102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103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104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105" style:parent-style-name="Normal" style:family="paragraph">
      <style:paragraph-properties fo:margin-bottom="0in" fo:line-height="100%" fo:background-color="#FFFFFE"/>
    </style:style>
    <style:style style:name="T106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107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108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109" style:parent-style-name="Normal" style:family="paragraph">
      <style:paragraph-properties fo:margin-bottom="0in" fo:line-height="100%" fo:background-color="#FFFFFE"/>
    </style:style>
    <style:style style:name="T110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111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11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113" style:parent-style-name="Normal" style:family="paragraph">
      <style:paragraph-properties fo:margin-bottom="0in" fo:line-height="100%" fo:background-color="#FFFFFE"/>
    </style:style>
    <style:style style:name="T114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115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1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17" style:parent-style-name="Normal" style:family="paragraph">
      <style:paragraph-properties fo:margin-bottom="0in" fo:line-height="100%" fo:background-color="#FFFFFE"/>
    </style:style>
    <style:style style:name="T11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19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2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21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2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23" style:parent-style-name="Normal" style:family="paragraph">
      <style:paragraph-properties fo:margin-bottom="0in" fo:line-height="100%" fo:background-color="#FFFFFE"/>
    </style:style>
    <style:style style:name="T124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ableRow125" style:family="table-row">
      <style:table-row-properties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Normal" style:family="paragraph">
      <style:paragraph-properties fo:margin-bottom="0in" fo:line-height="100%"/>
    </style:style>
    <style:style style:name="T12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129" style:parent-style-name="Normal" style:family="paragraph">
      <style:paragraph-properties fo:margin-bottom="0in" fo:line-height="100%"/>
    </style:style>
    <style:style style:name="T13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31" style:parent-style-name="Fonteparág.padrão" style:family="text">
      <style:text-properties style:font-name="Consolas" style:font-name-asian="Times New Roman" fo:color="#4EC9B0" fo:font-size="10.5pt" style:font-size-asian="10.5pt" style:font-size-complex="10.5pt" style:language-asian="pt" style:country-asian="PT"/>
    </style:style>
    <style:style style:name="T13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33" style:parent-style-name="Fonteparág.padrão" style:family="text">
      <style:text-properties style:font-name="Consolas" style:font-name-asian="Times New Roman" fo:color="#4FC1FF" fo:font-size="10.5pt" style:font-size-asian="10.5pt" style:font-size-complex="10.5pt" style:language-asian="pt" style:country-asian="PT"/>
    </style:style>
    <style:style style:name="T134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135" style:parent-style-name="Normal" style:family="paragraph">
      <style:paragraph-properties fo:margin-bottom="0in" fo:line-height="100%" fo:background-color="#FFFFFE"/>
    </style:style>
    <style:style style:name="T13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37" style:parent-style-name="Normal" style:family="paragraph">
      <style:paragraph-properties fo:margin-bottom="0in" fo:line-height="100%" fo:background-color="#FFFFFE"/>
    </style:style>
    <style:style style:name="T13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39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4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41" style:parent-style-name="Fonteparág.padrão" style:family="text">
      <style:text-properties style:font-name="Consolas" style:font-name-asian="Times New Roman" fo:color="#0451A5" fo:font-size="9pt" style:font-size-asian="9pt" style:font-size-complex="9pt" fo:language="en" fo:country="US" style:language-asian="pt" style:country-asian="PT"/>
    </style:style>
    <style:style style:name="T14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43" style:parent-style-name="Normal" style:family="paragraph">
      <style:paragraph-properties fo:margin-bottom="0in" fo:line-height="100%" fo:background-color="#FFFFFE"/>
    </style:style>
    <style:style style:name="T14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45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4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47" style:parent-style-name="Fonteparág.padrão" style:family="text">
      <style:text-properties style:font-name="Consolas" style:font-name-asian="Times New Roman" fo:color="#098658" fo:font-size="9pt" style:font-size-asian="9pt" style:font-size-complex="9pt" fo:language="en" fo:country="US" style:language-asian="pt" style:country-asian="PT"/>
    </style:style>
    <style:style style:name="T14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49" style:parent-style-name="Normal" style:family="paragraph">
      <style:paragraph-properties fo:margin-bottom="0in" fo:line-height="100%" fo:background-color="#FFFFFE"/>
    </style:style>
    <style:style style:name="T15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51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5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53" style:parent-style-name="Fonteparág.padrão" style:family="text">
      <style:text-properties style:font-name="Consolas" style:font-name-asian="Times New Roman" fo:color="#0451A5" fo:font-size="9pt" style:font-size-asian="9pt" style:font-size-complex="9pt" fo:language="en" fo:country="US" style:language-asian="pt" style:country-asian="PT"/>
    </style:style>
    <style:style style:name="T15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55" style:parent-style-name="Normal" style:family="paragraph">
      <style:paragraph-properties fo:margin-bottom="0in" fo:line-height="100%" fo:background-color="#FFFFFE"/>
    </style:style>
    <style:style style:name="T15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57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5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59" style:parent-style-name="Fonteparág.padrão" style:family="text">
      <style:text-properties style:font-name="Consolas" style:font-name-asian="Times New Roman" fo:color="#0451A5" fo:font-size="9pt" style:font-size-asian="9pt" style:font-size-complex="9pt" fo:language="en" fo:country="US" style:language-asian="pt" style:country-asian="PT"/>
    </style:style>
    <style:style style:name="T16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61" style:parent-style-name="Normal" style:family="paragraph">
      <style:paragraph-properties fo:margin-bottom="0in" fo:line-height="100%" fo:background-color="#FFFFFE"/>
    </style:style>
    <style:style style:name="T16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163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164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165" style:parent-style-name="Fonteparág.padrão" style:family="text">
      <style:text-properties style:font-name="Consolas" style:font-name-asian="Times New Roman" fo:color="#0451A5" fo:font-size="9pt" style:font-size-asian="9pt" style:font-size-complex="9pt" style:language-asian="pt" style:country-asian="PT"/>
    </style:style>
    <style:style style:name="P166" style:parent-style-name="Normal" style:family="paragraph">
      <style:paragraph-properties fo:margin-bottom="0in" fo:line-height="100%" fo:background-color="#FFFFFE"/>
    </style:style>
    <style:style style:name="T167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ableColumn169" style:family="table-column">
      <style:table-column-properties style:column-width="6.5in"/>
    </style:style>
    <style:style style:name="Table168" style:family="table">
      <style:table-properties style:width="6.5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Normal" style:family="paragraph">
      <style:paragraph-properties fo:margin-bottom="0in" fo:line-height="100%"/>
    </style:style>
    <style:style style:name="T17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P174" style:parent-style-name="Normal" style:family="paragraph">
      <style:paragraph-properties fo:margin-bottom="0in" fo:line-height="100%"/>
    </style:style>
    <style:style style:name="T175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176" style:family="table-row">
      <style:table-row-properties style:min-row-height="0.3229in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7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7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ableRow180" style:family="table-row">
      <style:table-row-properties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Normal" style:family="paragraph">
      <style:paragraph-properties fo:margin-bottom="0in" fo:line-height="100%"/>
    </style:style>
    <style:style style:name="T183" style:parent-style-name="Fonteparág.padrão" style:family="text">
      <style:text-properties style:font-name="Arial" style:font-name-asian="Times New Roman" style:font-name-complex="Arial" fo:color="#000000" fo:language="en" fo:country="GB" style:language-asian="pt" style:country-asian="PT"/>
    </style:style>
    <style:style style:name="P184" style:parent-style-name="Normal" style:family="paragraph">
      <style:paragraph-properties fo:margin-bottom="0in" fo:line-height="100%" fo:background-color="#FFFFFE"/>
    </style:style>
    <style:style style:name="T185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186" style:parent-style-name="Normal" style:family="paragraph">
      <style:paragraph-properties fo:margin-bottom="0in" fo:line-height="100%" fo:background-color="#FFFFFE"/>
    </style:style>
    <style:style style:name="T187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188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189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190" style:parent-style-name="Normal" style:family="paragraph">
      <style:paragraph-properties fo:margin-bottom="0in" fo:line-height="100%" fo:background-color="#FFFFFE"/>
    </style:style>
    <style:style style:name="T191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192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193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194" style:parent-style-name="Normal" style:family="paragraph">
      <style:paragraph-properties fo:margin-bottom="0in" fo:line-height="100%" fo:background-color="#FFFFFE"/>
    </style:style>
    <style:style style:name="T195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196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97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19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199" style:parent-style-name="Normal" style:family="paragraph">
      <style:paragraph-properties fo:margin-bottom="0in" fo:line-height="100%" fo:background-color="#FFFFFE"/>
    </style:style>
    <style:style style:name="T200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01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202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03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204" style:parent-style-name="Normal" style:family="paragraph">
      <style:paragraph-properties fo:margin-bottom="0in" fo:line-height="100%" fo:background-color="#FFFFFE"/>
    </style:style>
    <style:style style:name="T205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ableRow206" style:family="table-row">
      <style:table-row-properties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margin-bottom="0in" fo:line-height="100%"/>
    </style:style>
    <style:style style:name="T209" style:parent-style-name="Fonteparág.padrão" style:family="text">
      <style:text-properties style:font-name="Arial" style:font-name-asian="Times New Roman" style:font-name-complex="Arial" fo:color="#000000" fo:language="en" fo:country="GB" style:language-asian="pt" style:country-asian="PT"/>
    </style:style>
    <style:style style:name="P210" style:parent-style-name="Normal" style:family="paragraph">
      <style:paragraph-properties fo:margin-bottom="0in" fo:line-height="100%" fo:background-color="#FFFFFE"/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211" style:parent-style-name="Normal" style:family="paragraph">
      <style:paragraph-properties fo:margin-bottom="0in" fo:line-height="100%" fo:background-color="#FFFFFE"/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212" style:parent-style-name="Normal" style:family="paragraph">
      <style:paragraph-properties fo:margin-bottom="0in" style:line-height-at-least="0.1875in" fo:background-color="#FFFFFE"/>
    </style:style>
    <style:style style:name="T213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14" style:parent-style-name="Fonteparág.padrão" style:family="text">
      <style:text-properties style:font-name="Courier New" style:font-name-asian="Times New Roman" style:font-name-complex="Courier New" fo:color="#A31515" fo:font-size="9pt" style:font-size-asian="9pt" style:font-size-complex="9pt" fo:language="en" fo:country="GB" style:language-asian="pt" style:country-asian="PT"/>
    </style:style>
    <style:style style:name="T215" style:parent-style-name="Fonteparág.padrã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pt" style:country-asian="PT"/>
    </style:style>
    <style:style style:name="T216" style:parent-style-name="Fonteparág.padrão" style:family="text">
      <style:text-properties style:font-name="Courier New" style:font-name-asian="Times New Roman" style:font-name-complex="Courier New" fo:color="#0451A5" fo:font-size="9pt" style:font-size-asian="9pt" style:font-size-complex="9pt" fo:language="en" fo:country="GB" style:language-asian="pt" style:country-asian="PT"/>
    </style:style>
    <style:style style:name="T217" style:parent-style-name="Fonteparág.padrã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pt" style:country-asian="PT"/>
    </style:style>
    <style:style style:name="P218" style:parent-style-name="Normal" style:family="paragraph">
      <style:paragraph-properties fo:margin-bottom="0in" style:line-height-at-least="0.1875in" fo:background-color="#FFFFFE"/>
    </style:style>
    <style:style style:name="T219" style:parent-style-name="Fonteparág.padrã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pt" style:country-asian="PT"/>
    </style:style>
    <style:style style:name="T220" style:parent-style-name="Fonteparág.padrão" style:family="text">
      <style:text-properties style:font-name="Courier New" style:font-name-asian="Times New Roman" style:font-name-complex="Courier New" fo:color="#A31515" fo:font-size="9pt" style:font-size-asian="9pt" style:font-size-complex="9pt" fo:language="en" fo:country="GB" style:language-asian="pt" style:country-asian="PT"/>
    </style:style>
    <style:style style:name="T221" style:parent-style-name="Fonteparág.padrã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pt" style:country-asian="PT"/>
    </style:style>
    <style:style style:name="P222" style:parent-style-name="Normal" style:family="paragraph">
      <style:paragraph-properties fo:margin-bottom="0in" fo:line-height="100%" fo:background-color="#FFFFFE"/>
    </style:style>
    <style:style style:name="T223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2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25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22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227" style:parent-style-name="Normal" style:family="paragraph">
      <style:paragraph-properties fo:margin-bottom="0in" fo:line-height="100%" fo:background-color="#FFFFFE"/>
    </style:style>
    <style:style style:name="T22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29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30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231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232" style:parent-style-name="Normal" style:family="paragraph">
      <style:paragraph-properties fo:margin-bottom="0in" fo:line-height="100%" fo:background-color="#FFFFFE"/>
    </style:style>
    <style:style style:name="T233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3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T235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23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GB" style:language-asian="pt" style:country-asian="PT"/>
    </style:style>
    <style:style style:name="P237" style:parent-style-name="Normal" style:family="paragraph">
      <style:paragraph-properties fo:margin-bottom="0in" fo:line-height="100%" fo:background-color="#FFFFFE"/>
    </style:style>
    <style:style style:name="T238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239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GB" style:language-asian="pt" style:country-asian="PT"/>
    </style:style>
    <style:style style:name="T240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241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242" style:parent-style-name="Normal" style:family="paragraph">
      <style:paragraph-properties fo:margin-bottom="0in" fo:line-height="100%" fo:background-color="#FFFFFE"/>
    </style:style>
    <style:style style:name="T243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4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45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24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47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48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249" style:parent-style-name="Normal" style:family="paragraph">
      <style:paragraph-properties fo:margin-bottom="0in" fo:line-height="100%" fo:background-color="#FFFFFE"/>
    </style:style>
    <style:style style:name="T250" style:parent-style-name="Fonteparág.padrão" style:family="text">
      <style:text-properties style:font-name="Consolas" fo:language="en" fo:country="US"/>
    </style:style>
    <style:style style:name="T251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252" style:parent-style-name="Normal" style:family="paragraph">
      <style:paragraph-properties fo:margin-bottom="0in" fo:line-height="100%" fo:background-color="#FFFFFE"/>
    </style:style>
    <style:style style:name="T253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ableRow254" style:family="table-row">
      <style:table-row-properties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Normal" style:family="paragraph">
      <style:paragraph-properties fo:margin-bottom="0in" fo:line-height="100%"/>
    </style:style>
    <style:style style:name="T257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258" style:parent-style-name="Normal" style:family="paragraph">
      <style:paragraph-properties fo:margin-bottom="0in" fo:line-height="100%"/>
    </style:style>
    <style:style style:name="T259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260" style:parent-style-name="Normal" style:family="paragraph">
      <style:paragraph-properties fo:margin-bottom="0in" fo:line-height="100%" fo:background-color="#FFFFFE"/>
    </style:style>
    <style:style style:name="T261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262" style:parent-style-name="Normal" style:family="paragraph">
      <style:paragraph-properties fo:margin-bottom="0in" fo:line-height="100%" fo:background-color="#FFFFFE"/>
    </style:style>
    <style:style style:name="T263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64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265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66" style:parent-style-name="Fonteparág.padrão" style:family="text">
      <style:text-properties style:font-name="Consolas" style:font-name-asian="Times New Roman" fo:color="#0451A5" fo:font-size="9pt" style:font-size-asian="9pt" style:font-size-complex="9pt" style:language-asian="pt" style:country-asian="PT"/>
    </style:style>
    <style:style style:name="T267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68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269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70" style:parent-style-name="Fonteparág.padrão" style:family="text">
      <style:text-properties style:font-name="Consolas" style:font-name-asian="Times New Roman" fo:color="#098658" fo:font-size="9pt" style:font-size-asian="9pt" style:font-size-complex="9pt" style:language-asian="pt" style:country-asian="PT"/>
    </style:style>
    <style:style style:name="T271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P272" style:parent-style-name="Normal" style:family="paragraph">
      <style:paragraph-properties fo:margin-bottom="0in" fo:line-height="100%" fo:background-color="#FFFFFE"/>
    </style:style>
    <style:style style:name="T273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74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275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76" style:parent-style-name="Fonteparág.padrão" style:family="text">
      <style:text-properties style:font-name="Consolas" style:font-name-asian="Times New Roman" fo:color="#0451A5" fo:font-size="9pt" style:font-size-asian="9pt" style:font-size-complex="9pt" fo:language="en" fo:country="US" style:language-asian="pt" style:country-asian="PT"/>
    </style:style>
    <style:style style:name="T277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278" style:parent-style-name="Normal" style:family="paragraph">
      <style:paragraph-properties fo:margin-bottom="0in" fo:line-height="100%" fo:background-color="#FFFFFE"/>
    </style:style>
    <style:style style:name="T279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80" style:parent-style-name="Fonteparág.padrão" style:family="text">
      <style:text-properties style:font-name="Consolas" style:font-name-asian="Times New Roman" fo:color="#A31515" fo:font-size="9pt" style:font-size-asian="9pt" style:font-size-complex="9pt" fo:language="en" fo:country="US" style:language-asian="pt" style:country-asian="PT"/>
    </style:style>
    <style:style style:name="T281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82" style:parent-style-name="Fonteparág.padrão" style:family="text">
      <style:text-properties style:font-name="Consolas" style:font-name-asian="Times New Roman" fo:color="#0451A5" fo:font-size="9pt" style:font-size-asian="9pt" style:font-size-complex="9pt" fo:language="en" fo:country="US" style:language-asian="pt" style:country-asian="PT"/>
    </style:style>
    <style:style style:name="T283" style:parent-style-name="Fonteparág.padrão" style:family="text">
      <style:text-properties style:font-name="Consolas" style:font-name-asian="Times New Roman" fo:color="#0451A5" fo:font-size="9pt" style:font-size-asian="9pt" style:font-size-complex="9pt" fo:language="en" fo:country="US" style:language-asian="pt" style:country-asian="PT"/>
    </style:style>
    <style:style style:name="T284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P285" style:parent-style-name="Normal" style:family="paragraph">
      <style:paragraph-properties fo:margin-bottom="0in" fo:line-height="100%" fo:background-color="#FFFFFE"/>
    </style:style>
    <style:style style:name="T286" style:parent-style-name="Fonteparág.padrão" style:family="text">
      <style:text-properties style:font-name="Consolas" style:font-name-asian="Times New Roman" fo:color="#000000" fo:font-size="9pt" style:font-size-asian="9pt" style:font-size-complex="9pt" fo:language="en" fo:country="US" style:language-asian="pt" style:country-asian="PT"/>
    </style:style>
    <style:style style:name="T287" style:parent-style-name="Fonteparág.padrão" style:family="text">
      <style:text-properties style:font-name="Consolas" style:font-name-asian="Times New Roman" fo:color="#A31515" fo:font-size="9pt" style:font-size-asian="9pt" style:font-size-complex="9pt" style:language-asian="pt" style:country-asian="PT"/>
    </style:style>
    <style:style style:name="T288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  <style:style style:name="T289" style:parent-style-name="Fonteparág.padrão" style:family="text">
      <style:text-properties style:font-name="Consolas" style:font-name-asian="Times New Roman" fo:color="#0451A5" fo:font-size="9pt" style:font-size-asian="9pt" style:font-size-complex="9pt" style:language-asian="pt" style:country-asian="PT"/>
    </style:style>
    <style:style style:name="P290" style:parent-style-name="Normal" style:family="paragraph">
      <style:paragraph-properties fo:margin-bottom="0in" fo:line-height="100%" fo:background-color="#FFFFFE"/>
    </style:style>
    <style:style style:name="T291" style:parent-style-name="Fonteparág.padrão" style:family="text">
      <style:text-properties style:font-name="Consolas" style:font-name-asian="Times New Roman" fo:color="#000000" fo:font-size="9pt" style:font-size-asian="9pt" style:font-size-complex="9pt" style:language-asian="pt" style:country-asian="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Ir buscar todos os utilizadores</text:span></text:p>
            <text:p text:style-name="P7"><text:span text:style-name="T8">Devolve todos os utilizadores na base dados cada um com a sua informação</text:span></text:p>
          </table:table-cell>
        </table:table-row>
        <table:table-row table:style-name="TableRow9">
          <table:table-cell table:style-name="TableCell10">
            <text:p text:style-name="P11"><text:span text:style-name="T12">Url: /api/utilizador<text:s/></text:span><text:span text:style-name="T13">(get)</text:span></text:p>
          </table:table-cell>
        </table:table-row>
        <table:table-row table:style-name="TableRow14">
          <table:table-cell table:style-name="TableCell15">
            <text:p text:style-name="P16"><text:span text:style-name="T17">Resultado:</text:span></text:p>
            <text:p text:style-name="P18"><text:span text:style-name="T19">[ {</text:span></text:p>
            <text:p text:style-name="P20"><text:span text:style-name="T21">    </text:span><text:span text:style-name="T22">"id"</text:span><text:span text:style-name="T23">: 1,<text:s/></text:span></text:p>
            <text:p text:style-name="P24"><text:span text:style-name="T25">    </text:span><text:span text:style-name="T26">"name"</text:span><text:span text:style-name="T27">: “Pedro Santos”,</text:span></text:p>
            <text:p text:style-name="P28"><text:span text:style-name="T29">    </text:span><text:span text:style-name="T30">"password"</text:span><text:span text:style-name="T31">: “pedro2725”,</text:span></text:p>
            <text:p text:style-name="P32"><text:span text:style-name="T33"><text:s text:c="4"/></text:span><text:span text:style-name="T34">"bdate"</text:span><text:span text:style-name="T35">: “</text:span><text:span text:style-name="T36">2002-05-19”,</text:span></text:p>
            <text:p text:style-name="P37"><text:span text:style-name="T38">    </text:span><text:span text:style-name="T39">"email"</text:span><text:span text:style-name="T40">: “pedrosantos@gmail.com”</text:span></text:p>
            <text:p text:style-name="P41"><text:span text:style-name="T42">},<text:s/></text:span></text:p>
            <text:p text:style-name="P43"><text:span text:style-name="T44">{</text:span></text:p>
            <text:p text:style-name="P45"><text:span text:style-name="T46">    </text:span><text:span text:style-name="T47">"id"</text:span><text:span text:style-name="T48">: 2,<text:s/></text:span></text:p>
            <text:p text:style-name="P49"><text:span text:style-name="T50">    </text:span><text:span text:style-name="T51">"name"</text:span><text:span text:style-name="T52">: “Duarte Correia”,</text:span></text:p>
            <text:p text:style-name="P53"><text:span text:style-name="T54">    </text:span><text:span text:style-name="T55">"password"</text:span><text:span text:style-name="T56">: “duarte2675”,</text:span></text:p>
            <text:p text:style-name="P57"><text:span text:style-name="T58"><text:s text:c="4"/></text:span><text:span text:style-name="T59">"bdate"</text:span><text:span text:style-name="T60">: “2002-08-19”,</text:span></text:p>
            <text:p text:style-name="P61"><text:span text:style-name="T62">    </text:span><text:span text:style-name="T63">"email"</text:span><text:span text:style-name="T64">:<text:s/></text:span><text:span text:style-name="T65">“</text:span><text:a xlink:href="mailto:duartecorreia@gmail.com" office:target-frame-name="_top" xlink:show="replace"><text:span text:style-name="T66">duartecorreia@gmail.com</text:span></text:a><text:span text:style-name="T67">”<text:s/></text:span></text:p>
            <text:p text:style-name="P68"><text:span text:style-name="T69">},<text:s/></text:span></text:p>
            <text:p text:style-name="P70"><text:span text:style-name="T71">   </text:span><text:span text:style-name="T72">… ]</text:span></text:p>
          </table:table-cell>
        </table:table-row>
      </table:table>
      <text:p text:style-name="P73"/>
      <text:p text:style-name="P74">Documentação REST</text:p>
      <text:p text:style-name="Normal"/>
      <text:p text:style-name="Normal">Recurso Utilizador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Ir buscar um utilizador dado um id</text:span></text:p>
            <text:p text:style-name="P81"><text:span text:style-name="T82">Devolve o utilizador correspondente ao id com informação desse utilizador</text:span></text:p>
          </table:table-cell>
        </table:table-row>
        <table:table-row table:style-name="TableRow83">
          <table:table-cell table:style-name="TableCell84">
            <text:p text:style-name="P85"><text:span text:style-name="T86">Url:<text:s/></text:span><text:span text:style-name="T87">/api/utilizador/{id}<text:s/></text:span><text:span text:style-name="T88">(get)</text:span></text:p>
          </table:table-cell>
        </table:table-row>
        <table:table-row table:style-name="TableRow89">
          <table:table-cell table:style-name="TableCell90">
            <text:p text:style-name="P91"><text:span text:style-name="T92">Parâmetros:</text:span></text:p>
            <text:p text:style-name="P93"><text:span text:style-name="T94">id - inteiro positivo que corresponde ao id do utilizador a obter </text:span></text:p>
          </table:table-cell>
        </table:table-row>
        <table:table-row table:style-name="TableRow95">
          <table:table-cell table:style-name="TableCell96">
            <text:p text:style-name="P97"><text:span text:style-name="T98">Resultado:</text:span></text:p>
            <text:p text:style-name="P99"><text:span text:style-name="T100">{</text:span></text:p>
            <text:p text:style-name="P101"><text:span text:style-name="T102">    </text:span><text:span text:style-name="T103">"id"</text:span><text:span text:style-name="T104">: 4,<text:s/></text:span></text:p>
            <text:p text:style-name="P105"><text:span text:style-name="T106">    </text:span><text:span text:style-name="T107">"name"</text:span><text:span text:style-name="T108">: “Luis Silva”,</text:span></text:p>
            <text:p text:style-name="P109"><text:span text:style-name="T110">    </text:span><text:span text:style-name="T111">"password"</text:span><text:span text:style-name="T112">: “luis2780”,</text:span></text:p>
            <text:p text:style-name="P113"><text:span text:style-name="T114"><text:s text:c="4"/></text:span><text:span text:style-name="T115">"bdate"</text:span><text:span text:style-name="T116">: “2002-05-11”,</text:span></text:p>
            <text:p text:style-name="P117"><text:span text:style-name="T118">    </text:span><text:span text:style-name="T119">"email"</text:span><text:span text:style-name="T120">:<text:s/></text:span><text:span text:style-name="T121">“luissilva@gmail.com”</text:span><text:span text:style-name="T122"><text:s/></text:span></text:p>
            <text:p text:style-name="P123"><text:span text:style-name="T124">}</text:span></text:p>
          </table:table-cell>
        </table:table-row>
        <table:table-row table:style-name="TableRow125">
          <table:table-cell table:style-name="TableCell126">
            <text:p text:style-name="P127"><text:span text:style-name="T128">Erros:</text:span></text:p>
            <text:p text:style-name="P129"><text:span text:style-name="T130">404 (</text:span><text:span text:style-name="T131">HttpStatus</text:span><text:span text:style-name="T132">.</text:span><text:span text:style-name="T133">NOT_FOUND</text:span><text:span text:style-name="T134">): O utilizador não foi encontrado</text:span></text:p>
            <text:p text:style-name="P135"><text:span text:style-name="T136">{</text:span></text:p>
            <text:p text:style-name="P137"><text:span text:style-name="T138">    </text:span><text:span text:style-name="T139">"timestamp"</text:span><text:span text:style-name="T140">:<text:s/></text:span><text:span text:style-name="T141">"2021-11-15T13:33:30.282+00:00"</text:span><text:span text:style-name="T142">,</text:span></text:p>
            <text:p text:style-name="P143"><text:span text:style-name="T144">    </text:span><text:span text:style-name="T145">"status"</text:span><text:span text:style-name="T146">:<text:s/></text:span><text:span text:style-name="T147">404</text:span><text:span text:style-name="T148">,</text:span></text:p>
            <text:p text:style-name="P149"><text:span text:style-name="T150">    </text:span><text:span text:style-name="T151">"error"</text:span><text:span text:style-name="T152">:<text:s/></text:span><text:span text:style-name="T153">"Not Found"</text:span><text:span text:style-name="T154">,</text:span></text:p>
            <text:p text:style-name="P155"><text:span text:style-name="T156">    </text:span><text:span text:style-name="T157">"message"</text:span><text:span text:style-name="T158">:<text:s/></text:span><text:span text:style-name="T159">"Utilizador with id 101 not found."</text:span><text:span text:style-name="T160">,</text:span></text:p>
            <text:p text:style-name="P161"><text:span text:style-name="T162">    </text:span><text:span text:style-name="T163">"path"</text:span><text:span text:style-name="T164">:<text:s/></text:span><text:span text:style-name="T165">"/api/utilizador/101"</text:span></text:p>
            <text:p text:style-name="P166"><text:span text:style-name="T167">}</text:span></text:p>
          </table:table-cell>
        </table:table-row>
      </table:table>
      <text:p text:style-name="Normal"/>
      <text:p text:style-name="Normal"/>
      <text:p text:style-name="Normal"/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<text:span text:style-name="T173">Adicionar um utilizador</text:span></text:p>
            <text:p text:style-name="P174"><text:span text:style-name="T175">Recebe a informação do utilizador<text:s/></text:span></text:p>
          </table:table-cell>
        </table:table-row>
        <table:table-row table:style-name="TableRow176">
          <table:table-cell table:style-name="TableCell177">
            <text:p text:style-name="Normal"><text:span text:style-name="T178">Url: /api/utilizador<text:s/></text:span><text:span text:style-name="T179">(post)</text:span></text:p>
          </table:table-cell>
        </table:table-row>
        <table:table-row table:style-name="TableRow180">
          <table:table-cell table:style-name="TableCell181">
            <text:p text:style-name="P182"><text:span text:style-name="T183">Dados:</text:span></text:p>
            <text:p text:style-name="P184"><text:span text:style-name="T185">{<text:s/></text:span></text:p>
            <text:p text:style-name="P186"><text:span text:style-name="T187">    </text:span><text:span text:style-name="T188">"name"</text:span><text:span text:style-name="T189">: “Gonçalo Chaby”,</text:span></text:p>
            <text:p text:style-name="P190"><text:span text:style-name="T191">    </text:span><text:span text:style-name="T192">"password"</text:span><text:span text:style-name="T193">: “chaby123”,</text:span></text:p>
            <text:p text:style-name="P194"><text:span text:style-name="T195"><text:s text:c="4"/></text:span><text:span text:style-name="T196">"</text:span><text:span text:style-name="T197">bdate"</text:span><text:span text:style-name="T198">: “2003-07-22”,</text:span></text:p>
            <text:p text:style-name="P199"><text:span text:style-name="T200">    </text:span><text:span text:style-name="T201">"email"</text:span><text:span text:style-name="T202">: “chaby@gmail.com”</text:span><text:span text:style-name="T203"><text:s/></text:span></text:p>
            <text:p text:style-name="P204"><text:span text:style-name="T205">}</text:span></text:p>
          </table:table-cell>
        </table:table-row>
        <table:table-row table:style-name="TableRow206">
          <table:table-cell table:style-name="TableCell207">
            <text:p text:style-name="P208"><text:span text:style-name="T209">Resultado:</text:span></text:p>
            <text:p text:style-name="P210">{<text:s/></text:p>
            <text:p text:style-name="P211"/>
            <text:p text:style-name="P212"><text:span text:style-name="T213"><text:s text:c="4"/></text:span><text:span text:style-name="T214">"message"</text:span><text:span text:style-name="T215">: </text:span><text:span text:style-name="T216">"1 registration created"</text:span><text:span text:style-name="T217">,</text:span></text:p>
            <text:p text:style-name="P218"><text:span text:style-name="T219">    </text:span><text:span text:style-name="T220">"object"</text:span><text:span text:style-name="T221">: {</text:span></text:p>
            <text:p text:style-name="P222"><text:span text:style-name="T223">    </text:span><text:span text:style-name="T224"><text:s text:c="4"/></text:span><text:span text:style-name="T225">"id"</text:span><text:span text:style-name="T226">: 5,<text:s/></text:span></text:p>
            <text:p text:style-name="P227"><text:span text:style-name="T228">    </text:span><text:span text:style-name="T229"><text:s text:c="4"/></text:span><text:span text:style-name="T230">"name"</text:span><text:span text:style-name="T231">: “Gonçalo Chaby”,</text:span></text:p>
            <text:p text:style-name="P232"><text:span text:style-name="T233">    </text:span><text:span text:style-name="T234"><text:s text:c="4"/></text:span><text:span text:style-name="T235">"password"</text:span><text:span text:style-name="T236">: “chaby123”,</text:span></text:p>
            <text:p text:style-name="P237"><text:span text:style-name="T238"><text:s text:c="4"/></text:span><text:span text:style-name="T239"><text:s text:c="4"/></text:span><text:span text:style-name="T240">"bdate"</text:span><text:span text:style-name="T241">: “2003-07-22”,</text:span></text:p>
            <text:p text:style-name="P242"><text:span text:style-name="T243">    </text:span><text:span text:style-name="T244"><text:s text:c="4"/></text:span><text:span text:style-name="T245">"email"</text:span><text:span text:style-name="T246">:<text:s/></text:span><text:span text:style-name="T247">“chaby@gmail.com”</text:span><text:span text:style-name="T248"><text:s/></text:span></text:p>
            <text:p text:style-name="P249"><text:span text:style-name="T250"><text:s text:c="3"/></text:span><text:span text:style-name="T251">}</text:span></text:p>
            <text:p text:style-name="P252"><text:span text:style-name="T253">}</text:span></text:p>
          </table:table-cell>
        </table:table-row>
        <table:table-row table:style-name="TableRow254">
          <table:table-cell table:style-name="TableCell255">
            <text:p text:style-name="P256"><text:span text:style-name="T257">Erros:</text:span></text:p>
            <text:p text:style-name="P258"><text:span text:style-name="T259">500: Erro do servidor</text:span></text:p>
            <text:p text:style-name="P260"><text:span text:style-name="T261">{</text:span></text:p>
            <text:p text:style-name="P262"><text:span text:style-name="T263">    </text:span><text:span text:style-name="T264">"timestamp"</text:span><text:span text:style-name="T265">:<text:s/></text:span><text:span text:style-name="T266">"2021-11-15T13:44:49.731+00:00"</text:span><text:span text:style-name="T267">,<text:s/></text:span><text:span text:style-name="T268">"status"</text:span><text:span text:style-name="T269">:<text:s/></text:span><text:span text:style-name="T270">500</text:span><text:span text:style-name="T271">,</text:span></text:p>
            <text:p text:style-name="P272"><text:span text:style-name="T273">    </text:span><text:span text:style-name="T274">"error"</text:span><text:span text:style-name="T275">:<text:s/></text:span><text:span text:style-name="T276">"Internal Server Error"</text:span><text:span text:style-name="T277">,</text:span></text:p>
            <text:p text:style-name="P278"><text:span text:style-name="T279">    </text:span><text:span text:style-name="T280">"message"</text:span><text:span text:style-name="T281">:<text:s/></text:span><text:span text:style-name="T282">"could not execute statement; SQL<text:s/></text:span><text:span text:style-name="T283">[n/a]; constraint [null]; nested exception is org.hibernate.exception.ConstraintViolationException: could not execute statement"</text:span><text:span text:style-name="T284">,</text:span></text:p>
            <text:p text:style-name="P285"><text:span text:style-name="T286">    </text:span><text:span text:style-name="T287">"path"</text:span><text:span text:style-name="T288">:<text:s/></text:span><text:span text:style-name="T289">"/api/utilizador”</text:span></text:p>
            <text:p text:style-name="P290"><text:span text:style-name="T291">}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pt" fo:country="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pt" fo:country="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1-18T19:21:00Z</meta:creation-date>
    <dc:date>2022-01-04T17:27:00Z</dc:date>
    <meta:template xlink:href="Normal.dotm" xlink:type="simple"/>
    <meta:editing-cycles>5</meta:editing-cycles>
    <meta:editing-duration>PT1860S</meta:editing-duration>
    <meta:document-statistic meta:page-count="2" meta:paragraph-count="3" meta:word-count="291" meta:character-count="1947" meta:row-count="13" meta:non-whitespace-character-count="1659"/>
  </office:meta>
</office:document-meta>
</file>